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217d" officeooo:paragraph-rsid="000e217d"/>
    </style:style>
    <style:style style:name="P2" style:family="paragraph" style:parent-style-name="Standard">
      <style:paragraph-properties fo:text-align="center" style:justify-single-word="false"/>
      <style:text-properties officeooo:rsid="000e217d" officeooo:paragraph-rsid="000e217d"/>
    </style:style>
    <style:style style:name="P3" style:family="paragraph" style:parent-style-name="Standard">
      <style:text-properties officeooo:rsid="0011c9b0" officeooo:paragraph-rsid="0011c9b0"/>
    </style:style>
    <style:style style:name="P4" style:family="paragraph" style:parent-style-name="Standard">
      <style:text-properties officeooo:rsid="0063dd25" officeooo:paragraph-rsid="0063dd25"/>
    </style:style>
    <style:style style:name="P5" style:family="paragraph" style:parent-style-name="Standard">
      <style:text-properties officeooo:rsid="0063dd25" officeooo:paragraph-rsid="0065acfd"/>
    </style:style>
    <style:style style:name="P6" style:family="paragraph" style:parent-style-name="Standard">
      <style:text-properties officeooo:rsid="00629516" officeooo:paragraph-rsid="001011f8"/>
    </style:style>
    <style:style style:name="P7" style:family="paragraph" style:parent-style-name="Text_20_body">
      <style:text-properties officeooo:rsid="0011c9b0" officeooo:paragraph-rsid="0011c9b0"/>
    </style:style>
    <style:style style:name="P8" style:family="paragraph" style:parent-style-name="Text_20_body">
      <style:text-properties officeooo:rsid="0011c9b0" officeooo:paragraph-rsid="0014d83f"/>
    </style:style>
    <style:style style:name="P9" style:family="paragraph" style:parent-style-name="Text_20_body">
      <style:text-properties officeooo:rsid="0011c9b0" officeooo:paragraph-rsid="0069d0a1"/>
    </style:style>
    <style:style style:name="P10" style:family="paragraph" style:parent-style-name="Text_20_body">
      <style:text-properties officeooo:paragraph-rsid="0011c9b0"/>
    </style:style>
    <style:style style:name="P11" style:family="paragraph" style:parent-style-name="Text_20_body">
      <style:text-properties officeooo:paragraph-rsid="001941bb"/>
    </style:style>
    <style:style style:name="P12" style:family="paragraph" style:parent-style-name="Text_20_body">
      <style:text-properties officeooo:rsid="001bd053" officeooo:paragraph-rsid="001bd053"/>
    </style:style>
    <style:style style:name="P13" style:family="paragraph" style:parent-style-name="Text_20_body">
      <style:text-properties officeooo:rsid="0019627a" officeooo:paragraph-rsid="0019627a"/>
    </style:style>
    <style:style style:name="P14" style:family="paragraph" style:parent-style-name="Text_20_body">
      <style:text-properties officeooo:rsid="006a804b" officeooo:paragraph-rsid="006a804b"/>
    </style:style>
    <style:style style:name="P15" style:family="paragraph" style:parent-style-name="Text_20_body">
      <style:text-properties officeooo:rsid="006b114e" officeooo:paragraph-rsid="006b114e"/>
    </style:style>
    <style:style style:name="P16" style:family="paragraph" style:parent-style-name="Text_20_body">
      <style:text-properties officeooo:rsid="0072406c" officeooo:paragraph-rsid="0072406c"/>
    </style:style>
    <style:style style:name="P17" style:family="paragraph" style:parent-style-name="Text_20_body">
      <style:text-properties officeooo:rsid="0077519c" officeooo:paragraph-rsid="0077519c"/>
    </style:style>
    <style:style style:name="P18" style:family="paragraph" style:parent-style-name="Text_20_body">
      <style:text-properties officeooo:rsid="001941bb" officeooo:paragraph-rsid="0080771d"/>
    </style:style>
    <style:style style:name="P19" style:family="paragraph" style:parent-style-name="Text_20_body">
      <style:text-properties officeooo:rsid="001941bb" officeooo:paragraph-rsid="008128e5"/>
    </style:style>
    <style:style style:name="P20" style:family="paragraph" style:parent-style-name="Text_20_body">
      <style:text-properties officeooo:rsid="008128e5" officeooo:paragraph-rsid="008128e5"/>
    </style:style>
    <style:style style:name="P21" style:family="paragraph" style:parent-style-name="Text_20_body">
      <style:text-properties officeooo:rsid="00824160" officeooo:paragraph-rsid="00824160"/>
    </style:style>
    <style:style style:name="P22" style:family="paragraph" style:parent-style-name="Text_20_body" style:list-style-name="L2">
      <style:text-properties officeooo:rsid="00824160" officeooo:paragraph-rsid="00824160"/>
    </style:style>
    <style:style style:name="P23" style:family="paragraph" style:parent-style-name="Text_20_body" style:list-style-name="L2">
      <style:text-properties officeooo:rsid="00824160" officeooo:paragraph-rsid="00842f39"/>
    </style:style>
    <style:style style:name="P24" style:family="paragraph" style:parent-style-name="Text_20_body" style:list-style-name="L2">
      <style:text-properties officeooo:rsid="00825c2f" officeooo:paragraph-rsid="00825c2f"/>
    </style:style>
    <style:style style:name="P25" style:family="paragraph" style:parent-style-name="Text_20_body">
      <style:text-properties officeooo:rsid="00842f39" officeooo:paragraph-rsid="00842f39"/>
    </style:style>
    <style:style style:name="P26" style:family="paragraph" style:parent-style-name="Text_20_body" style:list-style-name="L1">
      <style:text-properties officeooo:rsid="00842f39" officeooo:paragraph-rsid="00842f39"/>
    </style:style>
    <style:style style:name="P27" style:family="paragraph" style:parent-style-name="Text_20_body" style:list-style-name="L2">
      <style:text-properties officeooo:rsid="00842f39" officeooo:paragraph-rsid="00842f39"/>
    </style:style>
    <style:style style:name="P28" style:family="paragraph" style:parent-style-name="Text_20_body">
      <style:text-properties officeooo:rsid="0085d471" officeooo:paragraph-rsid="0085d471"/>
    </style:style>
    <style:style style:name="P29" style:family="paragraph" style:parent-style-name="Text_20_body" style:list-style-name="L3">
      <style:text-properties officeooo:rsid="0085d471" officeooo:paragraph-rsid="0085d471"/>
    </style:style>
    <style:style style:name="P30" style:family="paragraph" style:parent-style-name="Text_20_body" style:list-style-name="">
      <style:text-properties officeooo:rsid="00877041" officeooo:paragraph-rsid="00877041"/>
    </style:style>
    <style:style style:name="P31" style:family="paragraph" style:parent-style-name="Text_20_body" style:list-style-name="L4">
      <style:text-properties officeooo:rsid="00877041" officeooo:paragraph-rsid="00877041"/>
    </style:style>
    <style:style style:name="P32" style:family="paragraph" style:parent-style-name="Text_20_body">
      <style:text-properties officeooo:rsid="0087bca0" officeooo:paragraph-rsid="0087bca0"/>
    </style:style>
    <style:style style:name="P33" style:family="paragraph" style:parent-style-name="Text_20_body" style:list-style-name="L5">
      <style:text-properties officeooo:rsid="0087bca0" officeooo:paragraph-rsid="0087bca0"/>
    </style:style>
    <style:style style:name="P34" style:family="paragraph" style:parent-style-name="Text_20_body" style:list-style-name="L5">
      <style:text-properties officeooo:rsid="0087bca0" officeooo:paragraph-rsid="009375f3"/>
    </style:style>
    <style:style style:name="P35" style:family="paragraph" style:parent-style-name="Text_20_body">
      <style:text-properties officeooo:rsid="00892c78" officeooo:paragraph-rsid="00892c78"/>
    </style:style>
    <style:style style:name="P36" style:family="paragraph" style:parent-style-name="Text_20_body" style:list-style-name="L6">
      <style:text-properties officeooo:rsid="00892c78" officeooo:paragraph-rsid="00892c78"/>
    </style:style>
    <style:style style:name="P37" style:family="paragraph" style:parent-style-name="Text_20_body" style:list-style-name="L7">
      <style:text-properties officeooo:rsid="00892c78" officeooo:paragraph-rsid="00892c78"/>
    </style:style>
    <style:style style:name="P38" style:family="paragraph" style:parent-style-name="Text_20_body">
      <style:text-properties officeooo:rsid="008ee9ca" officeooo:paragraph-rsid="008ee9ca"/>
    </style:style>
    <style:style style:name="P39" style:family="paragraph" style:parent-style-name="Text_20_body" style:list-style-name="L8">
      <style:text-properties officeooo:rsid="008ee9ca" officeooo:paragraph-rsid="008ee9ca"/>
    </style:style>
    <style:style style:name="P40" style:family="paragraph" style:parent-style-name="Text_20_body" style:list-style-name="L8">
      <style:text-properties officeooo:rsid="00904539" officeooo:paragraph-rsid="00904539"/>
    </style:style>
    <style:style style:name="P41" style:family="paragraph" style:parent-style-name="Text_20_body">
      <style:text-properties officeooo:rsid="0090a987" officeooo:paragraph-rsid="0090a987"/>
    </style:style>
    <style:style style:name="P42" style:family="paragraph" style:parent-style-name="Text_20_body" style:list-style-name="L9">
      <style:text-properties officeooo:rsid="0090a987" officeooo:paragraph-rsid="0090a987"/>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1011f8" officeooo:paragraph-rsid="001011f8"/>
    </style:style>
    <style:style style:name="P45" style:family="paragraph" style:parent-style-name="Heading_20_1">
      <style:paragraph-properties fo:break-before="page"/>
      <style:text-properties officeooo:rsid="0011c9b0" officeooo:paragraph-rsid="0011c9b0"/>
    </style:style>
    <style:style style:name="P46" style:family="paragraph" style:parent-style-name="Heading_20_1" style:list-style-name="">
      <style:paragraph-properties fo:break-before="page"/>
      <style:text-properties officeooo:rsid="001f0e0e" officeooo:paragraph-rsid="001f0e0e"/>
    </style:style>
    <style:style style:name="P47" style:family="paragraph" style:parent-style-name="Heading_20_1">
      <style:paragraph-properties fo:break-before="page"/>
      <style:text-properties officeooo:paragraph-rsid="0080771d"/>
    </style:style>
    <style:style style:name="P48" style:family="paragraph" style:parent-style-name="Heading_20_1">
      <style:paragraph-properties fo:break-before="page"/>
      <style:text-properties officeooo:rsid="008128e5" officeooo:paragraph-rsid="008128e5"/>
    </style:style>
    <style:style style:name="P49" style:family="paragraph" style:parent-style-name="Heading_20_2">
      <style:text-properties officeooo:rsid="0011c9b0" officeooo:paragraph-rsid="0011c9b0"/>
    </style:style>
    <style:style style:name="P50" style:family="paragraph" style:parent-style-name="Heading_20_2">
      <style:text-properties officeooo:rsid="0069d0a1" officeooo:paragraph-rsid="0069d0a1"/>
    </style:style>
    <style:style style:name="P51" style:family="paragraph" style:parent-style-name="Heading_20_2">
      <style:text-properties officeooo:paragraph-rsid="0011c9b0"/>
    </style:style>
    <style:style style:name="P52" style:family="paragraph" style:parent-style-name="Heading_20_2">
      <style:text-properties officeooo:paragraph-rsid="0014d83f"/>
    </style:style>
    <style:style style:name="P53" style:family="paragraph" style:parent-style-name="Heading_20_2">
      <style:text-properties officeooo:rsid="001941bb" officeooo:paragraph-rsid="001941bb"/>
    </style:style>
    <style:style style:name="P54" style:family="paragraph" style:parent-style-name="Heading_20_2">
      <style:text-properties officeooo:rsid="006a804b" officeooo:paragraph-rsid="006a804b"/>
    </style:style>
    <style:style style:name="P55" style:family="paragraph" style:parent-style-name="Heading_20_3">
      <style:text-properties officeooo:rsid="0072406c" officeooo:paragraph-rsid="0072406c"/>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e217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5acfd" style:font-weight-asian="bold" style:font-weight-complex="bold"/>
    </style:style>
    <style:style style:name="T5" style:family="text">
      <style:text-properties officeooo:rsid="001a2512"/>
    </style:style>
    <style:style style:name="T6" style:family="text">
      <style:text-properties officeooo:rsid="003c16b4"/>
    </style:style>
    <style:style style:name="T7" style:family="text">
      <style:text-properties officeooo:rsid="00629516"/>
    </style:style>
    <style:style style:name="T8" style:family="text">
      <style:text-properties officeooo:rsid="0065acfd"/>
    </style:style>
    <style:style style:name="T9" style:family="text">
      <style:text-properties officeooo:rsid="0069d0a1"/>
    </style:style>
    <style:style style:name="T10" style:family="text">
      <style:text-properties officeooo:rsid="006a804b"/>
    </style:style>
    <style:style style:name="T11" style:family="text">
      <style:text-properties officeooo:rsid="006d8c86"/>
    </style:style>
    <style:style style:name="T12" style:family="text">
      <style:text-properties officeooo:rsid="00741caa"/>
    </style:style>
    <style:style style:name="T13" style:family="text">
      <style:text-properties officeooo:rsid="007b23e0"/>
    </style:style>
    <style:style style:name="T14" style:family="text">
      <style:text-properties officeooo:rsid="00842f39"/>
    </style:style>
    <style:style style:name="T15" style:family="text">
      <style:text-properties officeooo:rsid="008ee9ca"/>
    </style:style>
    <style:style style:name="T16" style:family="text">
      <style:text-properties officeooo:rsid="009375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text:span text:style-name="T7">Engine D</text:span>esign <text:span text:style-name="T6">D</text:span>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7">Hercules</text:span>”</text:p>
      <text:p text:style-name="P1"/>
      <text:p text:style-name="P1"/>
      <text:p text:style-name="P1"/>
      <text:p text:style-name="P2">By Jarrett Chisholm</text:p>
      <text:p text:style-name="P2">December <text:span text:style-name="T7">30</text:span>, 2016</text:p>
      <text:p text:style-name="P1"/>
      <text:p text:style-name="P1"/>
      <text:p text:style-name="P1"/>
      <text:p text:style-name="P2">Version 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8"><text:a xlink:type="simple" xlink:href="#__RefHeading___Toc523_1161632908" text:style-name="Index_20_Link" text:visited-style-name="Index_20_Link">Summary<text:tab/>3</text:a></text:p>
          <text:p text:style-name="P58"><text:a xlink:type="simple" xlink:href="#__RefHeading___Toc535_1161632908" text:style-name="Index_20_Link" text:visited-style-name="Index_20_Link">Platforms<text:tab/>4</text:a></text:p>
          <text:p text:style-name="P57"><text:a xlink:type="simple" xlink:href="#__RefHeading___Toc544_1161632908" text:style-name="Index_20_Link" text:visited-style-name="Index_20_Link">Linux<text:tab/>4</text:a></text:p>
          <text:p text:style-name="P57"><text:a xlink:type="simple" xlink:href="#__RefHeading___Toc546_1161632908" text:style-name="Index_20_Link" text:visited-style-name="Index_20_Link">Windows<text:tab/>4</text:a></text:p>
          <text:p text:style-name="P57"><text:a xlink:type="simple" xlink:href="#__RefHeading___Toc548_1161632908" text:style-name="Index_20_Link" text:visited-style-name="Index_20_Link">Mac OS<text:tab/>4</text:a></text:p>
          <text:p text:style-name="P58"><text:a xlink:type="simple" xlink:href="#__RefHeading___Toc525_1161632908" text:style-name="Index_20_Link" text:visited-style-name="Index_20_Link">Graphics<text:tab/>5</text:a></text:p>
          <text:p text:style-name="P57"><text:a xlink:type="simple" xlink:href="#__RefHeading___Toc550_1161632908" text:style-name="Index_20_Link" text:visited-style-name="Index_20_Link">SDL<text:tab/>5</text:a></text:p>
          <text:p text:style-name="P57"><text:a xlink:type="simple" xlink:href="#__RefHeading___Toc473_742194494" text:style-name="Index_20_Link" text:visited-style-name="Index_20_Link">bgfx<text:tab/>5</text:a></text:p>
          <text:p text:style-name="P57"><text:a xlink:type="simple" xlink:href="#__RefHeading___Toc552_1161632908" text:style-name="Index_20_Link" text:visited-style-name="Index_20_Link">OpenGL<text:tab/>5</text:a></text:p>
          <text:p text:style-name="P57"><text:a xlink:type="simple" xlink:href="#__RefHeading___Toc554_1161632908" text:style-name="Index_20_Link" text:visited-style-name="Index_20_Link">DirectX<text:tab/>6</text:a></text:p>
          <text:p text:style-name="P58"><text:a xlink:type="simple" xlink:href="#__RefHeading___Toc527_1161632908" text:style-name="Index_20_Link" text:visited-style-name="Index_20_Link">Physics<text:tab/>7</text:a></text:p>
          <text:p text:style-name="P57"><text:a xlink:type="simple" xlink:href="#__RefHeading___Toc556_1161632908" text:style-name="Index_20_Link" text:visited-style-name="Index_20_Link">Bullet<text:tab/>7</text:a></text:p>
          <text:p text:style-name="P58"><text:a xlink:type="simple" xlink:href="#__RefHeading___Toc529_1161632908" text:style-name="Index_20_Link" text:visited-style-name="Index_20_Link">Audio<text:tab/>8</text:a></text:p>
          <text:p text:style-name="P57"><text:a xlink:type="simple" xlink:href="#__RefHeading___Toc558_1161632908" text:style-name="Index_20_Link" text:visited-style-name="Index_20_Link">SDL<text:tab/>8</text:a></text:p>
          <text:p text:style-name="P58"><text:a xlink:type="simple" xlink:href="#__RefHeading___Toc560_1161632908" text:style-name="Index_20_Link" text:visited-style-name="Index_20_Link">Input<text:tab/>9</text:a></text:p>
          <text:p text:style-name="P57"><text:a xlink:type="simple" xlink:href="#__RefHeading___Toc562_1161632908" text:style-name="Index_20_Link" text:visited-style-name="Index_20_Link">SDL<text:tab/>9</text:a></text:p>
          <text:p text:style-name="P58"><text:a xlink:type="simple" xlink:href="#__RefHeading___Toc578_1161632908" text:style-name="Index_20_Link" text:visited-style-name="Index_20_Link">GUI<text:tab/>10</text:a></text:p>
          <text:p text:style-name="P58"><text:a xlink:type="simple" xlink:href="#__RefHeading___Toc531_1161632908" text:style-name="Index_20_Link" text:visited-style-name="Index_20_Link">Networking<text:tab/>11</text:a></text:p>
          <text:p text:style-name="P57"><text:a xlink:type="simple" xlink:href="#__RefHeading___Toc566_1161632908" text:style-name="Index_20_Link" text:visited-style-name="Index_20_Link">SDL?<text:tab/>11</text:a></text:p>
          <text:p text:style-name="P58"><text:a xlink:type="simple" xlink:href="#__RefHeading___Toc568_1161632908" text:style-name="Index_20_Link" text:visited-style-name="Index_20_Link">Pathfinding<text:tab/>12</text:a></text:p>
          <text:p text:style-name="P57"><text:a xlink:type="simple" xlink:href="#__RefHeading___Toc570_1161632908" text:style-name="Index_20_Link" text:visited-style-name="Index_20_Link">Recast / Detour<text:tab/>12</text:a></text:p>
          <text:p text:style-name="P58"><text:a xlink:type="simple" xlink:href="#__RefHeading___Toc533_1161632908" text:style-name="Index_20_Link" text:visited-style-name="Index_20_Link">Scripting<text:tab/>13</text:a></text:p>
          <text:p text:style-name="P57"><text:a xlink:type="simple" xlink:href="#__RefHeading___Toc572_1161632908" text:style-name="Index_20_Link" text:visited-style-name="Index_20_Link">Angelscript<text:tab/>13</text:a></text:p>
          <text:p text:style-name="P58"><text:a xlink:type="simple" xlink:href="#__RefHeading___Toc541_560926385" text:style-name="Index_20_Link" text:visited-style-name="Index_20_Link">File system<text:tab/>14</text:a></text:p>
          <text:p text:style-name="P58"><text:a xlink:type="simple" xlink:href="#__RefHeading___Toc543_560926385" text:style-name="Index_20_Link" text:visited-style-name="Index_20_Link">Entity component system<text:tab/>15</text:a></text:p>
          <text:p text:style-name="P57"><text:a xlink:type="simple" xlink:href="#__RefHeading___Toc545_560926385" text:style-name="Index_20_Link" text:visited-style-name="Index_20_Link">Entity X<text:tab/>15</text:a></text:p>
          <text:p text:style-name="P58"><text:a xlink:type="simple" xlink:href="#__RefHeading___Toc475_742194494" text:style-name="Index_20_Link" text:visited-style-name="Index_20_Link">Engine Basics<text:tab/>16</text:a></text:p>
          <text:p text:style-name="P57"><text:a xlink:type="simple" xlink:href="#__RefHeading___Toc477_742194494" text:style-name="Index_20_Link" text:visited-style-name="Index_20_Link">General Usage<text:tab/>16</text:a></text:p>
          <text:p text:style-name="P57"><text:a xlink:type="simple" xlink:href="#__RefHeading___Toc479_742194494" text:style-name="Index_20_Link" text:visited-style-name="Index_20_Link">Startup<text:tab/>16</text:a></text:p>
          <text:p text:style-name="P57"><text:a xlink:type="simple" xlink:href="#__RefHeading___Toc481_742194494" text:style-name="Index_20_Link" text:visited-style-name="Index_20_Link">Scripting<text:tab/>16</text:a></text:p>
          <text:p text:style-name="P57"><text:a xlink:type="simple" xlink:href="#__RefHeading___Toc483_742194494" text:style-name="Index_20_Link" text:visited-style-name="Index_20_Link">C++<text:tab/>16</text:a></text:p>
          <text:p text:style-name="P56"><text:a xlink:type="simple" xlink:href="#__RefHeading___Toc485_742194494" text:style-name="Index_20_Link" text:visited-style-name="Index_20_Link">Components<text:tab/>16</text:a></text:p>
          <text:p text:style-name="P56"><text:a xlink:type="simple" xlink:href="#__RefHeading___Toc487_742194494" text:style-name="Index_20_Link" text:visited-style-name="Index_20_Link">Events<text:tab/>16</text:a></text:p>
          <text:p text:style-name="P58"><text:a xlink:type="simple" xlink:href="#__RefHeading___Toc489_742194494" text:style-name="Index_20_Link" text:visited-style-name="Index_20_Link">Engine Structure<text:tab/>17</text:a></text:p>
        </text:index-body>
      </text:table-of-content>
      <text:p text:style-name="P1"/>
      <text:h text:style-name="P43" text:outline-level="1"><text:bookmark-start text:name="__RefHeading___Toc523_1161632908"/>Summary<text:bookmark-end text:name="__RefHeading___Toc523_1161632908"/></text:h>
      <text:p text:style-name="P1"/>
      <text:p text:style-name="P6">Hercules is a game engine.</text:p>
      <text:h text:style-name="P44" text:outline-level="1"><text:bookmark-start text:name="__RefHeading___Toc535_1161632908"/>Platforms<text:bookmark-end text:name="__RefHeading___Toc535_1161632908"/></text:h>
      <text:p text:style-name="P3"/>
      <text:h text:style-name="P49" text:outline-level="2"><text:bookmark-start text:name="__RefHeading___Toc544_1161632908"/>Linux<text:bookmark-end text:name="__RefHeading___Toc544_1161632908"/></text:h>
      <text:p text:style-name="P3"/>
      <text:p text:style-name="P3">Linux systems will be a target platform, and we will target Ubuntu 64bit.</text:p>
      <text:p text:style-name="P3"/>
      <text:h text:style-name="P49" text:outline-level="2"><text:bookmark-start text:name="__RefHeading___Toc546_1161632908"/>Windows<text:bookmark-end text:name="__RefHeading___Toc546_1161632908"/></text:h>
      <text:p text:style-name="Standard"/>
      <text:p text:style-name="P3">Windows 10 and up will be targeted.</text:p>
      <text:p text:style-name="Standard"/>
      <text:h text:style-name="P49" text:outline-level="2"><text:bookmark-start text:name="__RefHeading___Toc548_1161632908"/>Mac OS<text:bookmark-end text:name="__RefHeading___Toc548_1161632908"/></text:h>
      <text:p text:style-name="Standard"/>
      <text:p text:style-name="P3">Mac OS X and up will be targeted.</text:p>
      <text:h text:style-name="P43" text:outline-level="1"><text:bookmark-start text:name="__RefHeading___Toc525_1161632908"/>Graphics<text:bookmark-end text:name="__RefHeading___Toc525_1161632908"/></text:h>
      <text:p text:style-name="P21">Graphics will be in 3-D.</text:p>
      <text:p text:style-name="P25">Features that will be supported in the GraphicsEngine:</text:p>
      <text:list xml:id="list7688564752242239394" text:style-name="L2">
        <text:list-item>
          <text:p text:style-name="P22">The GraphicsEngine has its own internal format for three-dimensional Graphics data. There will be mechanisms to easily export and import Data using this format.</text:p>
        </text:list-item>
        <text:list-item>
          <text:p text:style-name="P22">capability to import data from different formats (i.e. .dae, .x, etc). </text:p>
        </text:list-item>
        <text:list-item>
          <text:p text:style-name="P23">Skeletal Animations</text:p>
        </text:list-item>
        <text:list-item>
          <text:p text:style-name="P23"><text:span text:style-name="T14">thr</text:span>eading support.</text:p>
        </text:list-item>
        <text:list-item>
          <text:p text:style-name="P23">hundreds of dynamic lights Per seen. </text:p>
        </text:list-item>
        <text:list-item>
          <text:p text:style-name="P23">dynamic shadows.</text:p>
        </text:list-item>
        <text:list-item>
          <text:p text:style-name="P22">Level of detail</text:p>
        </text:list-item>
        <text:list-item>
          <text:p text:style-name="P22">Generating, exporting, importing, And rendering height map terrain</text:p>
        </text:list-item>
        <text:list-item>
          <text:p text:style-name="P22">Complex visual constructs are supported in the engine by loading separateModel data, and then attaching the separate models together via bone nodes.</text:p>
        </text:list-item>
        <text:list-item>
          <text:p text:style-name="P24">Particles</text:p>
        </text:list-item>
        <text:list-item>
          <text:p text:style-name="P24">Background resource loading</text:p>
        </text:list-item>
        <text:list-item>
          <text:p text:style-name="P27">Water surfaces</text:p>
        </text:list-item>
      </text:list>
      <text:p text:style-name="P21"/>
      <text:h text:style-name="Heading_20_2" text:outline-level="2"><text:bookmark-start text:name="__RefHeading___Toc550_1161632908"/>SDL<text:bookmark-end text:name="__RefHeading___Toc550_1161632908"/></text:h>
      <text:p text:style-name="P7"/>
      <text:p text:style-name="P7">SDL Will be used to provide a platform-independent window.</text:p>
      <text:h text:style-name="P50" text:outline-level="2"><text:bookmark-start text:name="__RefHeading___Toc473_742194494"/>bgfx<text:bookmark-end text:name="__RefHeading___Toc473_742194494"/></text:h>
      <text:p text:style-name="P9"/>
      <text:p text:style-name="P9"><text:span text:style-name="T9">Bgfx w</text:span>ill be used <text:span text:style-name="T9">for the rendering engine.</text:span></text:p>
      <text:h text:style-name="Heading_20_2" text:outline-level="2"><text:bookmark-start text:name="__RefHeading___Toc552_1161632908"/>OpenGL<text:bookmark-end text:name="__RefHeading___Toc552_1161632908"/></text:h>
      <text:p text:style-name="P7"/>
      <text:p text:style-name="P7">OpenGL 3.3+ will be targeted.</text:p>
      <text:p text:style-name="P7"><text:soft-page-break/></text:p>
      <text:h text:style-name="Heading_20_2" text:outline-level="2"><text:bookmark-start text:name="__RefHeading___Toc554_1161632908"/>DirectX<text:bookmark-end text:name="__RefHeading___Toc554_1161632908"/></text:h>
      <text:p text:style-name="P7"/>
      <text:p text:style-name="P7">DirectX 11+ will be targeted.</text:p>
      <text:h text:style-name="P43" text:outline-level="1"><text:bookmark-start text:name="__RefHeading___Toc527_1161632908"/>Physics<text:bookmark-end text:name="__RefHeading___Toc527_1161632908"/></text:h>
      <text:p text:style-name="P25">Features that will be supported by the physics engine:</text:p>
      <text:list xml:id="list6795578958890390743" text:style-name="L1">
        <text:list-item>
          <text:p text:style-name="P26">Ragdoll physics</text:p>
        </text:list-item>
        <text:list-item>
          <text:p text:style-name="P26">collisions</text:p>
        </text:list-item>
        <text:list-item>
          <text:p text:style-name="P26">Physics for terrain</text:p>
        </text:list-item>
      </text:list>
      <text:h text:style-name="P49" text:outline-level="2"><text:bookmark-start text:name="__RefHeading___Toc556_1161632908"/>Bullet<text:bookmark-end text:name="__RefHeading___Toc556_1161632908"/></text:h>
      <text:p text:style-name="P10"/>
      <text:p text:style-name="P7">Bullet physics will be used.</text:p>
      <text:h text:style-name="P43" text:outline-level="1"><text:bookmark-start text:name="__RefHeading___Toc529_1161632908"/>Audio<text:bookmark-end text:name="__RefHeading___Toc529_1161632908"/></text:h>
      <text:p text:style-name="P28">Features that will be supported by the audio system:</text:p>
      <text:list xml:id="list7550564033750447468" text:style-name="L3">
        <text:list-item>
          <text:p text:style-name="P29">Background resource loading</text:p>
        </text:list-item>
        <text:list-item>
          <text:p text:style-name="P29">looped music</text:p>
        </text:list-item>
        <text:list-item>
          <text:p text:style-name="P29">Positional Sound effects</text:p>
        </text:list-item>
      </text:list>
      <text:h text:style-name="P49" text:outline-level="2"><text:bookmark-start text:name="__RefHeading___Toc558_1161632908"/>SDL<text:bookmark-end text:name="__RefHeading___Toc558_1161632908"/></text:h>
      <text:p text:style-name="P10"/>
      <text:p text:style-name="P7">SDL will be used to play audio.</text:p>
      <text:h text:style-name="P45" text:outline-level="1"><text:bookmark-start text:name="__RefHeading___Toc560_1161632908"/>Input<text:bookmark-end text:name="__RefHeading___Toc560_1161632908"/></text:h>
      <text:p text:style-name="Standard"/>
      <text:p text:style-name="P4">Keyboard and Mouse.</text:p>
      <text:p text:style-name="P4"/>
      <text:p text:style-name="P5"><text:span text:style-name="T4">Note</text:span><text:span text:style-name="T8">: P</text:span>ossibly others?</text:p>
      <text:p text:style-name="Standard"/>
      <text:h text:style-name="P51" text:outline-level="2"><text:bookmark-start text:name="__RefHeading___Toc562_1161632908"/>SDL<text:bookmark-end text:name="__RefHeading___Toc562_1161632908"/></text:h>
      <text:p text:style-name="Standard"/>
      <text:p text:style-name="Standard"><text:bookmark-start text:name="__RefHeading___Toc564_1161632908"/>SDL Will be used to provide platform-independent input.<text:bookmark-end text:name="__RefHeading___Toc564_1161632908"/></text:p>
      <text:h text:style-name="P46" text:outline-level="1"><text:bookmark-start text:name="__RefHeading___Toc578_1161632908"/>GUI<text:bookmark-end text:name="__RefHeading___Toc578_1161632908"/></text:h>
      <text:p text:style-name="P30">There will be two Implementations for the graphical user interface.</text:p>
      <text:p text:style-name="P30">One will be implemented using a vector graphics system, the other will be implemented using the chromium embedded framework.</text:p>
      <text:p text:style-name="P30">The GUI systems will be implemented such that the systems will be exposed through the same interface. Only one system can be used at a time.</text:p>
      <text:p text:style-name="P30">The vector graphics system will have the following features:</text:p>
      <text:list xml:id="list6621427179372415068" text:style-name="L4">
        <text:list-item>
          <text:p text:style-name="P31">Background loading of resource data</text:p>
        </text:list-item>
        <text:list-item>
          <text:p text:style-name="P31">rendering images</text:p>
        </text:list-item>
        <text:list-item>
          <text:p text:style-name="P31">rendering widgets (i.e. text input fields, etc.)</text:p>
        </text:list-item>
      </text:list>
      <text:h text:style-name="P43" text:outline-level="1"><text:bookmark-start text:name="__RefHeading___Toc531_1161632908"/>Networking<text:bookmark-end text:name="__RefHeading___Toc531_1161632908"/></text:h>
      <text:p text:style-name="P32">Features supported by the networking system:</text:p>
      <text:list xml:id="list6635917005570574160" text:style-name="L5">
        <text:list-item>
          <text:p text:style-name="P34">Client/server architecture <text:span text:style-name="T16">with </text:span>bidirectional communication using UDP</text:p>
        </text:list-item>
        <text:list-item>
          <text:p text:style-name="P33">Simultaneous simulation model</text:p>
        </text:list-item>
      </text:list>
      <text:h text:style-name="P52" text:outline-level="2"><text:bookmark-start text:name="__RefHeading___Toc566_1161632908"/>SDL?<text:bookmark-end text:name="__RefHeading___Toc566_1161632908"/></text:h>
      <text:p text:style-name="P8"/>
      <text:p text:style-name="P8"/>
      <text:p text:style-name="P8"/>
      <text:p text:style-name="Standard"><text:span text:style-name="Strong_20_Emphasis"><text:span text:style-name="T3">Note</text:span></text:span><text:span text:style-name="Strong_20_Emphasis"><text:span text:style-name="T2">: are there any other solutions that would be well-suited to networking?</text:span></text:span></text:p>
      <text:h text:style-name="P43" text:outline-level="1"><text:bookmark-start text:name="__RefHeading___Toc568_1161632908"/>Pathfinding<text:bookmark-end text:name="__RefHeading___Toc568_1161632908"/></text:h>
      <text:p text:style-name="P35">Features of the pathfinding system:</text:p>
      <text:list xml:id="list4833580863005551008" text:style-name="L6">
        <text:list-item>
          <text:p text:style-name="P36">Find optimal routes for individual or groups of units</text:p>
        </text:list-item>
      </text:list>
      <text:h text:style-name="Heading_20_2" text:outline-level="2"><text:bookmark-start text:name="__RefHeading___Toc570_1161632908"/>Recast / Detour<text:bookmark-end text:name="__RefHeading___Toc570_1161632908"/></text:h>
      <text:p text:style-name="Text_20_body"/>
      <text:p text:style-name="P12">We will use the Recast / Detour Library for pathfinding.</text:p>
      <text:h text:style-name="P43" text:outline-level="1"><text:bookmark-start text:name="__RefHeading___Toc533_1161632908"/><text:span text:style-name="T1">S</text:span>cripting<text:bookmark-end text:name="__RefHeading___Toc533_1161632908"/></text:h>
      <text:p text:style-name="P35">Features of the scripting engine:</text:p>
      <text:list xml:id="list6204195062146525360" text:style-name="L7">
        <text:list-item>
          <text:p text:style-name="P37">Just about everything that can be done with C++ can be done in the Scripting engine <text:span text:style-name="T15">(i.e. depending on requirements, it may not be necessary to write any C++ code)</text:span></text:p>
        </text:list-item>
      </text:list>
      <text:h text:style-name="P53" text:outline-level="2"><text:bookmark-start text:name="__RefHeading___Toc572_1161632908"/>Angelscript<text:bookmark-end text:name="__RefHeading___Toc572_1161632908"/></text:h>
      <text:p text:style-name="P11"/>
      <text:p text:style-name="P13">Angelscript Will be used as the scripting language <text:span text:style-name="T5">For the game engine</text:span>.</text:p>
      <text:h text:style-name="P48" text:outline-level="1"><text:bookmark-start text:name="__RefHeading___Toc541_560926385"/>File system<text:bookmark-end text:name="__RefHeading___Toc541_560926385"/></text:h>
      <text:p text:style-name="P38">Features of the file system:</text:p>
      <text:list xml:id="list7001902093353051749" text:style-name="L8">
        <text:list-item>
          <text:p text:style-name="P39">Easily read, write, and append from/to files</text:p>
        </text:list-item>
        <text:list-item>
          <text:p text:style-name="P39">Easily see the structure of directories</text:p>
        </text:list-item>
        <text:list-item>
          <text:p text:style-name="P39">search for files and directories</text:p>
        </text:list-item>
        <text:list-item>
          <text:p text:style-name="P40">Capable of limiting access to certain directories</text:p>
        </text:list-item>
      </text:list>
      <text:p text:style-name="P18"><text:bookmark-start text:name="__RefHeading___Toc572_11616329082"/><text:bookmark-end text:name="__RefHeading___Toc572_11616329082"/></text:p>
      <text:p text:style-name="P20">Filesystem subsystem will be used for all filesystem I/O. <text:s/>Reading and writing to disk will be done through this subsystem.</text:p>
      <text:p text:style-name="P20"/>
      <text:p text:style-name="P20"/>
      <text:h text:style-name="P48" text:outline-level="1"><text:bookmark-start text:name="__RefHeading___Toc543_560926385"/>Entity component system<text:bookmark-end text:name="__RefHeading___Toc543_560926385"/></text:h>
      <text:p text:style-name="P19"/>
      <text:p text:style-name="P20"><text:bookmark-start text:name="__RefHeading___Toc572_116163290821"/>Everything in the game (Beyond some GUI elements), will be implemented using entities and components.<text:bookmark-end text:name="__RefHeading___Toc572_116163290821"/></text:p>
      <text:p text:style-name="P20">Components are plain data structures, and are attachable to Entities.</text:p>
      <text:p text:style-name="P41">Features of the entity component system:</text:p>
      <text:list xml:id="list4159693120344973784" text:style-name="L9">
        <text:list-item>
          <text:p text:style-name="P42">Can easily iterate over entities with specific components</text:p>
        </text:list-item>
      </text:list>
      <text:h text:style-name="Heading_20_2" text:outline-level="2"><text:bookmark-start text:name="__RefHeading___Toc545_560926385"/>Entity X<text:bookmark-end text:name="__RefHeading___Toc545_560926385"/></text:h>
      <text:p text:style-name="P20">Entity X will be used to implement an entity component system.</text:p>
      <text:h text:style-name="P47" text:outline-level="1"><text:bookmark-start text:name="__RefHeading___Toc475_742194494"/>Engine Basics<text:bookmark-end text:name="__RefHeading___Toc475_742194494"/></text:h>
      <text:p text:style-name="Text_20_body"/>
      <text:h text:style-name="Heading_20_2" text:outline-level="2"><text:bookmark-start text:name="__RefHeading___Toc477_742194494"/><text:span text:style-name="T10">General </text:span>Usage<text:bookmark-end text:name="__RefHeading___Toc477_742194494"/></text:h>
      <text:p text:style-name="P14">The engine can be used as either a binary or a library.</text:p>
      <text:p text:style-name="P14">As a binary, the engine will launch and expect scripts to control his behaviour.</text:p>
      <text:p text:style-name="P14">As a library, it is expected that the C++ code will initialize and start the engine. It is still possible to use Angel script when using the engine as a library. </text:p>
      <text:h text:style-name="P54" text:outline-level="2"><text:bookmark-start text:name="__RefHeading___Toc479_742194494"/>Startup<text:bookmark-end text:name="__RefHeading___Toc479_742194494"/></text:h>
      <text:p text:style-name="P15">As a binary, the engine will look for a settings file in its current directory. If found, it will parse this file to gather any settings data that it will use to initialize its subsystems. It will also look in here for the name of a startup script, and if found, it will execute it. If no startup script is found, it will look in its current directory for a script with the name bootstrap.cs, and if found, it will execute it. If no startup script is found, the engine Will throw an exception.</text:p>
      <text:p text:style-name="P15">As a library, the C++ code can pass in <text:span text:style-name="T13">a Settings object, which contains the </text:span>name of the startup script to execute. If <text:span text:style-name="T11">no startup script is defined in the settings file, the engine will continue to run</text:span>. Instead, it is up to the C++ code to do initialization and/or to manually call any scripts.</text:p>
      <text:h text:style-name="Heading_20_2" text:outline-level="2"><text:bookmark-start text:name="__RefHeading___Toc481_742194494"/>Scripting<text:bookmark-end text:name="__RefHeading___Toc481_742194494"/></text:h>
      <text:p text:style-name="P16">The entire engine can be controlled via Angel script. It is not necessary to write C++ code.</text:p>
      <text:h text:style-name="Heading_20_2" text:outline-level="2"><text:bookmark-start text:name="__RefHeading___Toc483_742194494"/>C++<text:bookmark-end text:name="__RefHeading___Toc483_742194494"/></text:h>
      <text:p text:style-name="P16">While C++ is not strictly necessary, there are certain situations where C++ is required.</text:p>
      <text:p text:style-name="P16">Note that if C++ is used, the engine must be used as a library.</text:p>
      <text:h text:style-name="P55" text:outline-level="3"><text:bookmark-start text:name="__RefHeading___Toc485_742194494"/>Components<text:bookmark-end text:name="__RefHeading___Toc485_742194494"/></text:h>
      <text:p text:style-name="P16">If a new component is to be added, it must be defined in C++.</text:p>
      <text:h text:style-name="P55" text:outline-level="3"><text:bookmark-start text:name="__RefHeading___Toc487_742194494"/>Events<text:bookmark-end text:name="__RefHeading___Toc487_742194494"/></text:h>
      <text:p text:style-name="P16">If a new <text:span text:style-name="T12">event </text:span>is to be added, it must be defined in C++.</text:p>
      <text:h text:style-name="P43" text:outline-level="1"><text:bookmark-start text:name="__RefHeading___Toc489_742194494"/>Engine Structure<text:bookmark-end text:name="__RefHeading___Toc489_742194494"/></text:h>
      <text:p text:style-name="P17">The core of the engine is the Engine class.</text:p>
      <text:p text:style-name="P17">The engine class has various Subsystems, such as the graphics system, physics system,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22:52:57.328000000</meta:creation-date>
    <dc:date>2017-02-04T16:50:20.384000000</dc:date>
    <meta:editing-duration>PT4H12M6S</meta:editing-duration>
    <meta:editing-cycles>110</meta:editing-cycles>
    <meta:generator>LibreOffice/5.1.6.2$Windows_x86 LibreOffice_project/07ac168c60a517dba0f0d7bc7540f5afa45f0909</meta:generator>
    <meta:document-statistic meta:table-count="0" meta:image-count="0" meta:object-count="0" meta:page-count="17" meta:paragraph-count="149" meta:word-count="964" meta:character-count="5478" meta:non-whitespace-character-count="4689"/>
  </office:meta>
</office:document-meta>
</file>